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2b67" officeooo:paragraph-rsid="00122b67"/>
    </style:style>
    <style:style style:name="P2" style:family="paragraph" style:parent-style-name="Standard">
      <style:paragraph-properties fo:text-align="center" style:justify-single-word="false"/>
      <style:text-properties fo:font-size="30pt" officeooo:rsid="00122b67" officeooo:paragraph-rsid="00122b67" style:font-size-asian="30pt" style:font-size-complex="3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2b67" officeooo:paragraph-rsid="00122b6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22b67"/>
    </style:style>
    <style:style style:name="P5" style:family="paragraph" style:parent-style-name="Standard">
      <style:paragraph-properties fo:text-align="start" style:justify-single-word="false"/>
      <style:text-properties officeooo:rsid="00122b67" officeooo:paragraph-rsid="00139e15"/>
    </style:style>
    <style:style style:name="T1" style:family="text">
      <style:text-properties officeooo:rsid="00122b6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22b67" style:font-size-asian="10.5pt" style:font-size-complex="12pt"/>
    </style:style>
    <style:style style:name="T4" style:family="text">
      <style:text-properties officeooo:rsid="0012d621"/>
    </style:style>
    <style:style style:name="T5" style:family="text">
      <style:text-properties officeooo:rsid="00139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ghttpd + php + sqlite</text:p>
      <text:p text:style-name="P3">- sudo apt-get install lighttpd php5 php5-cgi php5-sqlite sqlite sqlite-studio</text:p>
      <text:p text:style-name="P3">-baixar executavel sqlite studio(gui para sqlite)</text:p>
      <text:p text:style-name="P3">-em /etc/lighttpd/lighttd.conf:</text:p>
      <text:p text:style-name="P3"><text:tab/>-adicionar “mod_fastcgi” em server.modules =()</text:p>
      <text:p text:style-name="P3"><text:tab/>-adicionar </text:p>
      <text:p text:style-name="P3"><text:tab/><text:tab/><text:tab/>sudo apt-get install lighttpd php5 php5-cgi php5-sqlite sqlite sqlite-studiofastcgi.server = (".php" =&gt; (( "bin-path" =&gt; "/usr/bin/php5-cgi",</text:p>
      <text:p text:style-name="P3"><text:s text:c="29"/><text:tab/><text:tab/><text:tab/> <text:s text:c="2"/>"socket" =&gt; "/tmp/php.socket"</text:p>
      <text:p text:style-name="P3"><text:s text:c="27"/><text:tab/><text:tab/><text:tab/> )))</text:p>
      <text:p text:style-name="P3"><text:tab/>-”/usr/bin/php5-cgi” é o caminho do seu modulo php5-cgi </text:p>
      <text:p text:style-name="P3">-em /etc/php5/cgi/php.ini:</text:p>
      <text:p text:style-name="P4"><text:span text:style-name="T3"><text:tab/>-mudar “</text:span>cgi.fix_pathinfo” <text:span text:style-name="T1">para 1</text:span></text:p>
      <text:p text:style-name="P4">-<text:span text:style-name="T1">na pasta onde os arquivos serão armazenados(e o banco de dados)</text:span></text:p>
      <text:p text:style-name="P4"><text:tab/>-<text:span text:style-name="T1"> sudo chgrp www-data ~/www/</text:span></text:p>
      <text:p text:style-name="P1"><text:tab/>- sudo chgrp www-data ~/www/almox </text:p>
      <text:p text:style-name="P1"><text:tab/>- sudo chmod g+w ~/www/<text:span text:style-name="T5">DB/almox.db</text:span></text:p>
      <text:p text:style-name="P5"><text:tab/>- sudo chmod g+w ~/www/<text:span text:style-name="T5">DB</text:span></text:p>
      <text:p text:style-name="P1"><text:tab/>- sudo chmod g+w ~/www/</text:p>
      <text:p text:style-name="P1"><text:tab/>-'www-data' é o nome do server.username e server.groupname em <text:s/><text:span text:style-name="T2">/etc/lighttpd/lighttd.conf</text:span></text:p>
      <text:p text:style-name="P3"><text:tab/>-~/www/ é a pasta dos arquivos do servidor</text:p>
      <text:p text:style-name="P3"><text:tab/>-'almox' é o nome do banco de dados(dentro da pasta de arquivos do servidor</text:p>
      <text:p text:style-name="P3"><text:tab/>-<text:span text:style-name="T4">foi adicionado o grupo 'www-data' como dono da pasta e dado a ela permissão de escrit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5-09-24T11:05:35.090604176</meta:creation-date>
    <dc:date>2015-10-28T12:36:07.765046103</dc:date>
    <meta:editing-duration>PT1H28M8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22" meta:word-count="147" meta:character-count="1108" meta:non-whitespace-character-count="897"/>
  </office:meta>
</office:document-meta>
</file>